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87.14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Types</text:p>
          </table:table-cell>
          <table:table-cell office:value-type="string" calcext:value-type="string">
            <text:p>Lorg/joda/time/PeriodType&gt;</text:p>
          </table:table-cell>
          <table:table-cell office:value-type="string" calcext:value-type="string">
            <text:p>Method that uses the variable:forFields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concurrentHashMap&lt;staticBucketMap(ApacheCommonsCollections)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cCache</text:p>
          </table:table-cell>
          <table:table-cell office:value-type="string" calcext:value-type="string">
            <text:p>Lorg/joda/time/field/UnsupportedDateTimeField&gt;</text:p>
          </table:table-cell>
          <table:table-cell office:value-type="string" calcext:value-type="string">
            <text:p>Method that uses the variable:getInstance</text:p>
          </table:table-cell>
          <table:table-cell office:value-type="string" calcext:value-type="string">
            <text:p>Changes the type from Ljava/util/HashMap to "hashedMap(ApacheCommonsCollections)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cCache</text:p>
          </table:table-cell>
          <table:table-cell office:value-type="string" calcext:value-type="string">
            <text:p>Lorg/joda/time/field/UnsupportedDurationField&gt;</text:p>
          </table:table-cell>
          <table:table-cell office:value-type="string" calcext:value-type="string">
            <text:p>Method that uses the variable:getInstance</text:p>
          </table:table-cell>
          <table:table-cell office:value-type="string" calcext:value-type="string">
            <text:p>Changes the type from Ljava/util/HashMap to "hashedMap(ApacheCommonsCollections)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cParseCache</text:p>
          </table:table-cell>
          <table:table-cell office:value-type="string" calcext:value-type="string">
            <text:p>Lorg/joda/time/format/DateTimeFormatterBuilder$TextField&gt;</text:p>
          </table:table-cell>
          <table:table-cell office:value-type="string" calcext:value-type="string">
            <text:p>Method that uses the variable:parseInto</text:p>
          </table:table-cell>
          <table:table-cell office:value-type="string" calcext:value-type="string">
            <text:p>Changes the type from Ljava/util/Map to "hashedMap(ApacheCommonsCollections)&lt;hashMap&lt;unifiedMap(EclipseCollections)&lt;concurrentHashMap(EclipseCollections)&lt;concurrentHashMap&lt;staticBucketMap(ApacheCommonsCollections)&lt;treeMap&lt;linkedHashMap&lt;synchronizedLinkedHashMap&lt;synchronizedUnifiedMap(EclipseCollections)&lt;synchronizedHashMap&lt;hashtable&lt;concurrentSkipListMap&lt;synchronizedTreeMap"</text:p>
          </table:table-cell>
          <table:table-cell office:value-type="string" calcext:value-type="string">
            <text:p>Done ConcurrentHashMap(EC)</text:p>
          </table:table-cell>
        </table:table-row>
        <table:table-row table:style-name="ro1">
          <table:table-cell office:value-type="string" calcext:value-type="string">
            <text:p>GROUPED_IDS</text:p>
          </table:table-cell>
          <table:table-cell office:value-type="string" calcext:value-type="string">
            <text:p>Lorg/joda/time/format/DateTimeFormatterBuilder$TimeZoneId&gt;</text:p>
          </table:table-cell>
          <table:table-cell office:value-type="string" calcext:value-type="string">
            <text:p>Method that uses the variable:parseInto</text:p>
          </table:table-cell>
          <table:table-cell office:value-type="string" calcext:value-type="string">
            <text:p>Changes the type from Ljava/util/Map to "hashedMap(ApacheCommonsCollections)&lt;hashMap&lt;unifiedMap(EclipseCollections)&lt;concurrentHashMap(EclipseCollections)&lt;concurrentHashMap&lt;staticBucketMap(ApacheCommonsCollections)&lt;treeMap&lt;linkedHashMap&lt;synchronizedLinkedHashMap&lt;synchronizedUnifiedMap(EclipseCollections)&lt;hashtable&lt;synchronizedHashMap&lt;concurrentSkipListMap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iElementPairs</text:p>
          </table:table-cell>
          <table:table-cell office:value-type="string" calcext:value-type="string">
            <text:p>Lorg/joda/time/format/DateTimeFormatterBuilder&gt;</text:p>
          </table:table-cell>
          <table:table-cell office:value-type="string" calcext:value-type="string">
            <text:p>Method that uses the variable:append0</text:p>
          </table:table-cell>
          <table:table-cell office:value-type="string" calcext:value-type="string">
            <text:p>Changes the type from Ljava/util/ArrayList to "fastList(EclipseCollections)&lt;nodeCachingLinkedList(ApacheCommonsCollections)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iElementPairs</text:p>
          </table:table-cell>
          <table:table-cell office:value-type="string" calcext:value-type="string">
            <text:p>Lorg/joda/time/format/PeriodFormatterBuilder&gt;</text:p>
          </table:table-cell>
          <table:table-cell office:value-type="string" calcext:value-type="string">
            <text:p>Method that uses the variable:append0</text:p>
          </table:table-cell>
          <table:table-cell office:value-type="string" calcext:value-type="string">
            <text:p>Changes the type from Ljava/util/List to "fastList(EclipseCollections)&lt;arrayList&lt;vector&lt;synchronizedArrayList&lt;synchronizedFastList(EclipseCollections)&lt;treeList(ApacheCommonsCollections)&lt;copyOnWriteArrayList&lt;nodeCachingLinkedList(ApacheCommonsCollections)&lt;linkedList&lt;synchronizedLinked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iRules</text:p>
          </table:table-cell>
          <table:table-cell office:value-type="string" calcext:value-type="string">
            <text:p>Lorg/joda/time/tz/DateTimeZoneBuilder$RuleSet&gt;</text:p>
          </table:table-cell>
          <table:table-cell office:value-type="string" calcext:value-type="string">
            <text:p>Method that uses the variable:addRule</text:p>
          </table:table-cell>
          <table:table-cell office:value-type="string" calcext:value-type="string">
            <text:p>Changes the type from Ljava/util/ArrayList to "fastList(EclipseCollections)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iRuleSets</text:p>
          </table:table-cell>
          <table:table-cell office:value-type="string" calcext:value-type="string">
            <text:p>Lorg/joda/time/tz/DateTimeZoneBuilder&gt;</text:p>
          </table:table-cell>
          <table:table-cell office:value-type="string" calcext:value-type="string">
            <text:p>Method that uses the variable:addCutover</text:p>
          </table:table-cell>
          <table:table-cell office:value-type="string" calcext:value-type="string">
            <text:p>Changes the type from Ljava/util/ArrayList to "fastList(EclipseCollections)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iByLocaleCache</text:p>
          </table:table-cell>
          <table:table-cell office:value-type="string" calcext:value-type="string">
            <text:p>Lorg/joda/time/tz/DefaultNameProvider&gt;</text:p>
          </table:table-cell>
          <table:table-cell office:value-type="string" calcext:value-type="string">
            <text:p>Method that uses the variable:getNameSet</text:p>
          </table:table-cell>
          <table:table-cell office:value-type="string" calcext:value-type="string">
            <text:p>Changes the type from Ljava/util/HashMap to "hashedMap(ApacheCommonsCollections)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iByLocaleCache2</text:p>
          </table:table-cell>
          <table:table-cell office:value-type="string" calcext:value-type="string">
            <text:p>Lorg/joda/time/tz/DefaultNameProvider&gt;</text:p>
          </table:table-cell>
          <table:table-cell office:value-type="string" calcext:value-type="string">
            <text:p>Method that uses the variable:getNameSet</text:p>
          </table:table-cell>
          <table:table-cell office:value-type="string" calcext:value-type="string">
            <text:p>Changes the type from Ljava/util/HashMap to "hashedMap(ApacheCommonsCollections)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iRules</text:p>
          </table:table-cell>
          <table:table-cell office:value-type="string" calcext:value-type="string">
            <text:p>Lorg/joda/time/tz/ZoneInfoCompiler$RuleSet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from Ljava/util/List to "fastList(EclipseCollections)&lt;arrayList&lt;vector&lt;synchronizedFastList(EclipseCollections)&lt;synchronizedArrayList&lt;treeList(ApacheCommonsCollections)&lt;copyOnWriteArrayList&lt;nodeCachingLinkedList(ApacheCommonsCollections)&lt;linkedList&lt;synchronizedLinked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iGoodLinks</text:p>
          </table:table-cell>
          <table:table-cell office:value-type="string" calcext:value-type="string">
            <text:p>Lorg/joda/time/tz/ZoneInfoCompiler&gt;</text:p>
          </table:table-cell>
          <table:table-cell office:value-type="string" calcext:value-type="string">
            <text:p>Method that uses the variable:parseDataFile</text:p>
          </table:table-cell>
          <table:table-cell office:value-type="string" calcext:value-type="string">
            <text:p>Changes the type from Ljava/util/List to "fastList(EclipseCollections)&lt;arrayList&lt;synchronizedFastList(EclipseCollections)&lt;vector&lt;synchronizedArrayList&lt;treeList(ApacheCommonsCollections)&lt;nodeCachingLinkedList(ApacheCommonsCollections)&lt;linkedList&lt;synchronizedLinkedList&lt;copyOnWriteArray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iBackLinks</text:p>
          </table:table-cell>
          <table:table-cell office:value-type="string" calcext:value-type="string">
            <text:p>Lorg/joda/time/tz/ZoneInfoCompiler&gt;</text:p>
          </table:table-cell>
          <table:table-cell office:value-type="string" calcext:value-type="string">
            <text:p>Method that uses the variable:parseDataFile</text:p>
          </table:table-cell>
          <table:table-cell office:value-type="string" calcext:value-type="string">
            <text:p>Changes the type from Ljava/util/List to "fastList(EclipseCollections)&lt;arrayList&lt;synchronizedFastList(EclipseCollections)&lt;vector&lt;synchronizedArrayList&lt;treeList(ApacheCommonsCollections)&lt;nodeCachingLinkedList(ApacheCommonsCollections)&lt;linkedList&lt;copyOnWriteArrayList&lt;synchronizedLinked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iRuleSets</text:p>
          </table:table-cell>
          <table:table-cell office:value-type="string" calcext:value-type="string">
            <text:p>Lorg/joda/time/tz/ZoneInfoCompiler&gt;</text:p>
          </table:table-cell>
          <table:table-cell office:value-type="string" calcext:value-type="string">
            <text:p>Method that uses the variable:parseDataFile</text:p>
          </table:table-cell>
          <table:table-cell office:value-type="string" calcext:value-type="string">
            <text:p>Changes the type from Ljava/util/Map to "hashedMap(ApacheCommonsCollections)&lt;hashMap&lt;unifiedMap(EclipseCollections)&lt;concurrentHashMap(EclipseCollections)&lt;concurrentHashMap&lt;staticBucketMap(ApacheCommonsCollections)&lt;treeMap&lt;linkedHashMap&lt;synchronizedLinkedHashMap&lt;synchronizedUnifiedMap(EclipseCollections)&lt;synchronizedHashMap&lt;hashtable&lt;concurrentSkipListMap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iZones</text:p>
          </table:table-cell>
          <table:table-cell office:value-type="string" calcext:value-type="string">
            <text:p>Lorg/joda/time/tz/ZoneInfoCompiler&gt;</text:p>
          </table:table-cell>
          <table:table-cell office:value-type="string" calcext:value-type="string">
            <text:p>Method that uses the variable:parseDataFile</text:p>
          </table:table-cell>
          <table:table-cell office:value-type="string" calcext:value-type="string">
            <text:p>Changes the type from Ljava/util/List to "fastList(EclipseCollections)&lt;arrayList&lt;synchronizedFastList(EclipseCollections)&lt;vector&lt;synchronizedArrayList&lt;treeList(ApacheCommonsCollections)&lt;nodeCachingLinkedList(ApacheCommonsCollections)&lt;linkedList&lt;synchronizedLinkedList&lt;copyOnWriteArrayList"</text:p>
          </table:table-cell>
          <table:table-cell office:value-type="string" calcext:value-type="string">
            <text:p>Done FastL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3:33:48.968663581</meta:creation-date>
    <dc:date>2018-09-23T14:23:42.544683002</dc:date>
    <meta:editing-duration>PT49M45S</meta:editing-duration>
    <meta:editing-cycles>15</meta:editing-cycles>
    <meta:generator>LibreOffice/6.0.3.2$Linux_X86_64 LibreOffice_project/00m0$Build-2</meta:generator>
    <meta:document-statistic meta:table-count="1" meta:cell-count="80" meta:object-count="0"/>
  </office:meta>
</office:document-meta>
</file>